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Symbol" svg:font-family="Symbol"/>
    <style:font-face style:name="Verdana" svg:font-family="Verdana"/>
    <style:font-face style:name="Wingdings" svg:font-family="Wingding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in" fo:margin-bottom="0.1945in" fo:text-align="start" style:justify-single-word="false"/>
    </style:style>
    <style:style style:name="P2" style:family="paragraph" style:parent-style-name="Ul">
      <style:paragraph-properties fo:margin-top="0in" fo:margin-bottom="0.1945in" fo:text-align="start"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Div">
      <style:paragraph-properties fo:margin-top="0in" fo:margin-bottom="0.1945in" fo:text-align="start" style:justify-single-word="false"/>
    </style:style>
    <style:style style:name="P5" style:family="paragraph" style:parent-style-name="Heading_20_3">
      <style:paragraph-properties fo:margin-top="0in" fo:margin-bottom="0.1945in" fo:text-align="start" style:justify-single-word="false"/>
    </style:style>
    <style:style style:name="P6" style:family="paragraph" style:parent-style-name="Standard">
      <style:paragraph-properties fo:margin-top="0in" fo:margin-bottom="0.1945in" fo:text-align="start" style:justify-single-word="false"/>
    </style:style>
    <style:style style:name="P7" style:family="paragraph" style:parent-style-name="Ul">
      <style:paragraph-properties fo:margin-left="0.5in" fo:margin-right="0in" fo:text-indent="0in" style:auto-text-indent="false"/>
    </style:style>
    <style:style style:name="P8" style:family="paragraph" style:parent-style-name="Ul">
      <style:paragraph-properties fo:margin-left="0.5in" fo:margin-right="0in" fo:margin-top="0in" fo:margin-bottom="0in" fo:orphans="2" fo:widows="2" fo:text-indent="0in" style:auto-text-indent="false" fo:background-color="#ffffff">
        <style:background-image/>
      </style:paragraph-properties>
    </style:style>
    <style:style style:name="P9" style:family="paragraph" style:parent-style-name="Ul">
      <style:paragraph-properties fo:margin-left="1in" fo:margin-right="0in" fo:text-indent="0in" style:auto-text-indent="false"/>
    </style:style>
    <style:style style:name="P10" style:family="paragraph" style:parent-style-name="Ul">
      <style:paragraph-properties fo:margin-left="0in" fo:margin-right="0in" fo:text-indent="0in" style:auto-text-indent="false"/>
    </style:style>
    <style:style style:name="P11" style:family="paragraph" style:parent-style-name="Ul">
      <style:paragraph-properties fo:margin-left="0in" fo:margin-right="0in" fo:margin-top="0in" fo:margin-bottom="0in" fo:orphans="2" fo:widows="2" fo:text-indent="0in" style:auto-text-indent="false" fo:background-color="#ffffff">
        <style:background-image/>
      </style:paragraph-properties>
    </style:style>
    <style:style style:name="P12" style:family="paragraph" style:parent-style-name="Li" style:list-style-name="LS1">
      <style:paragraph-properties fo:margin-top="0in" fo:margin-bottom="0in" fo:text-align="start" style:justify-single-word="false"/>
    </style:style>
    <style:style style:name="P13" style:family="paragraph" style:parent-style-name="Li" style:list-style-name="LS1">
      <style:paragraph-properties fo:margin-top="0in" fo:margin-bottom="0in" fo:text-align="start" style:justify-single-word="false"/>
    </style:style>
    <style:style style:name="P14" style:family="paragraph" style:parent-style-name="Li" style:list-style-name="LS1">
      <style:paragraph-properties fo:margin-top="0in" fo:margin-bottom="0.1945in" fo:text-align="start" style:justify-single-word="false"/>
    </style:style>
    <style:style style:name="P15" style:family="paragraph" style:parent-style-name="Heading_20_2">
      <style:paragraph-properties fo:margin-top="0in" fo:margin-bottom="0.1945in" fo:text-align="start" style:justify-single-word="false"/>
    </style:style>
    <style:style style:name="P16" style:family="paragraph" style:parent-style-name="Heading_20_2">
      <style:paragraph-properties fo:margin-top="0in" fo:margin-bottom="0.1945in" fo:text-align="start" style:justify-single-word="false" fo:break-before="page"/>
    </style:style>
    <style:style style:name="T1" style:family="text">
      <style:text-properties fo:font-size="12pt" fo:font-weight="bold"/>
    </style:style>
    <style:style style:name="T2" style:family="text">
      <style:text-properties style:font-name="Courier New" style:font-name-asian="Courier New" style:font-name-complex="Courier New"/>
    </style:style>
    <style:style style:name="T3" style:family="text">
      <style:text-properties style:font-name="Courier New" fo:font-weight="bold" style:font-name-asian="Courier New" style:font-weight-asian="bold" style:font-name-complex="Courier New" style:font-weight-complex="bold"/>
    </style:style>
    <style:style style:name="T4" style:family="text">
      <style:text-properties style:font-name="courier new" style:font-name-asian="courier new" style:font-name-complex="courier new"/>
    </style:style>
    <style:style style:name="T5" style:family="text">
      <style:text-properties style:font-name="courier new" fo:font-weight="bold" style:font-name-asian="courier new" style:font-weight-asian="bold" style:font-name-complex="courier new"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font-name="courier new" fo:font-size="10pt" fo:language="ru" fo:country="RU" fo:background-color="#ffffff" style:font-name-asian="courier new" style:font-size-asian="12pt" style:font-name-complex="courier new"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Default_20_Paragraph_20_Font"><text:span text:style-name="T1">Fusion Tutorial</text:span></text:span><text:span text:style-name="Default_20_Paragraph_20_Font"> </text:span></text:h>
      <text:p text:style-name="P2"><text:span text:style-name="Default_20_Paragraph_20_Font"><text:line-break/>This document describes how to use the Fusion web mapping framework to embed web mapping functionality in your web page.  Applications developed using Fusion will work in all the major browsers on Windows, Macintosh, and Linux, including Internet Explorer and Mozilla Firefox. They use JavaScript and so require no browser plugins or proprietary technologies.  The target audience for this tutorial is those tasked with implementing an application and have a basic understanding of HTML, CSS, XML and JavaScript, if you need more information on HTML, CSS, XML and JavaScript then these can be found elsewhere on the Internet.<text:line-break/><text:line-break/>Two use cases will be presented: the first is to insert a very simple map into an existing web page where the map is intended to supplement the main information of the page.  The second example is of a more full featured web mapping example where the main focus of the page is the mapping interface.<text:line-break/><text:line-break/>There are 3 main pieces required to create any Fusion application: </text:span></text:p>
      <text:list text:style-name="LS1">
        <text:list-item>
          <text:p text:style-name="P12"><text:span text:style-name="Default_20_Paragraph_20_Font">an HTML web page template in which the map and associated widgets will be placed.  This is a normal HTML file that has elements identified where the map and widgets will be inserted.  The 'id' attribute of the HTML elements becomes associated with &lt;Name&gt; elements of the widgets defined in the ApplicationDefinition file. </text:span></text:p>
        </text:list-item>
        <text:list-item>
          <text:p text:style-name="P12"><text:span text:style-name="Default_20_Paragraph_20_Font">a special XML file called ApplicationDefinition.xml.  This file defines the maps that will be available in the application, which widgets to be used for navigating and interacting with the map, and it also defines any menu and toolbar structures to be used with the application.</text:span><text:span text:style-name="Default_20_Paragraph_20_Font"> </text:span></text:p>
        </text:list-item>
        <text:list-item>
          <text:p text:style-name="P14"><text:span text:style-name="Default_20_Paragraph_20_Font">the Fusion library itself, which can be included as the individual files that make up the Fusion library (good for development and debugging), or as a single compressed file to improve the loading performance in a production environment.  In both cases, the library is included using the HTML &lt;script&gt; tag pointing to the appropriate resource.  Fusion also depends some external libraries, notably JxLib and Proj4js, however these are included by default.</text:span><text:span text:style-name="Default_20_Paragraph_20_Font"> </text:span></text:p>
        </text:list-item>
      </text:list>
      <text:p text:style-name="P3"><text:span text:style-name="Default_20_Paragraph_20_Font"><text:line-break/>The tutorial assumes that the reader has already installed a web server and a web mapping server.  In this case we will be using the Apache web server that comes with the MapGuide Open Source web mapping software package.  The web server root under Windows will be at C:\Program Files\OSGeo\MapGuide\Web\www and this document will use the %ROOT% shorthand to represent this path.  With a typical MapGuide installation, the %ROOT% path gets mapped to http://localhost:8008/mapguide in the Apache configuration file so an html file at %ROOT%/tutorial/example.html will be available in a web browser at http://localhost:8008/mapguide/tutorial/example.html. <text:line-break/><text:line-break/>In a typical MapServer environment, the equivalent path is C:\ms4w\Apache\htdocs (or possibly at C:\ms4w\apps if you are using the http.d configuration files for MapServer) and it's corresponding web address for the same file will be http:/localhost/tutorial/example.html<text:line-break/><text:line-break/>There are further documentation resources available for Fusion at the primary Fusion web site at </text:span><text:a xlink:type="simple" xlink:href="http://trac.osgeo.org/fusion/"><text:span text:style-name="Default_20_Paragraph_20_Font">http://trac.osgeo.org/fusion/</text:span></text:a><text:span text:style-name="Default_20_Paragraph_20_Font"><text:line-break/><text:line-break/>As the first step of the tutorial, unzip the attached .zip file into the %ROOT% directory.  For application development it is better to keep your application files separate from the fusion directory to make it easier to upgrade Fusion by simply replacing it's directory.  The only requirement is that Fusion and your application must share the same domain name because files are requested dynamically and the same-origin policy for JavaScript applications. </text:span></text:p>
      <text:h text:style-name="P15" text:outline-level="2"><text:span text:style-name="Default_20_Paragraph_20_Font"/></text:h>
      <text:h text:style-name="P16" text:outline-level="2"><text:span text:style-name="Default_20_Paragraph_20_Font">Simple Map </text:span></text:h>
      <text:p text:style-name="P3"><text:span text:style-name="Default_20_Paragraph_20_Font">The simple map example addresses the use case where a small map would be inserted into a web page to illustrate some aspect of the web page, e.g. the location of news stories in the accompanying text.  In order to make the example realistic, we will be modifying a simplified version of the Sheboygan Life new page which can be found at </text:span><text:a xlink:type="simple" xlink:href="http://sheboyganlife.com/sheboygan-news/"><text:span text:style-name="Default_20_Paragraph_20_Font">http://sheboyganlife.com/sheboygan-news/</text:span></text:a><text:span text:style-name="Default_20_Paragraph_20_Font">.  For the tutorial, we have stripped out all of the Google ad code and most of the news items, but it should resemble a typical web page for this purpose.  (NOTE: The file fusion-tutorial/simple/index2.html is the finished product for the steps below)<text:line-break/><text:line-break/>1. Open the simplified start page at http://localhost:8008/mapguide/fusion-tutorial/simple/index.html and it should look similar (but not identical) to the page listed above.<text:line-break/><text:line-break/>2. Open the file %ROOT%/fusion-tutorial/simple/index.html in a text editor so that we can begin adding the Fusion elements to it.<text:line-break/><text:line-break/>3. In the &lt;head&gt; element, include the Fusion JavaScript library file using a script tag as follows:<text:line-break/><text:line-break/>      &lt;script src="/mapguide/fusion/lib/fusion.js"&gt;&lt;/script&gt;<text:line-break/><text:line-break/>There are a few options for which file is included at this step.  For debugging a Fusion application include the top level file fusion/lib/fusion.js, which will pull in all required files automatically based on an analysis of the ApplicationDefinition file.  For a production environment include the file fusion/lib/fusionSF-compressed.js.  This is a single file (all required JavaScript code is included in the file) and compressed so that it loads faster.  There is also the uncompressed version of that file fusionSF.js which can be loaded as well. <text:line-break/><text:line-break/>The default version of fusionSF that is shipped with the fusion distribution includes all widgets and therefore may include some un-needed files.  Fusion provides an Ant build script that can be used to procude a single file build javascript file customized and compressed for you application (see </text:span><text:a xlink:type="simple" xlink:href="http://trac.osgeo.org/fusion/wiki/ANTBuildSystem"><text:span text:style-name="Default_20_Paragraph_20_Font">http://trac.osgeo.org/fusion/wiki/ANTBuildSystem</text:span></text:a><text:span text:style-name="Default_20_Paragraph_20_Font">)<text:line-break/><text:line-break/>4. Immediately following the previous step's &lt;script&gt; tag, insert the following code:<text:line-break/><text:line-break/>      &lt;script type="text/javascript"&gt;<text:line-break/>        window.onload = function() {<text:line-break/>          Fusion.initialize();<text:line-break/>        }<text:line-break/>      &lt;/script&gt;<text:line-break/><text:line-break/>This bit of code attaches an "onload" handler that will be called once the page has finished loading.  If the page you are working with already has an onload handler, you can simply add the Fusion.initialize() method call.  This function call begins the Fusion initialization process of parsing the ApplicationDefinition file and creating and associating widgets with the HTML elements in your template.  Note that you cannot use any Fusion objects (e.g. the map) until the initialization process has completed.  You can register a Fusion event handler to be notified of when the initialization is finished.<text:line-break/><text:line-break/>5.  Include the HTML elements for the map in the template by inserting the following before the first news item in the page (line 79 of index2.html):<text:line-break/><text:line-break/>    &lt;div id="map" style="width:500px;height:250px;overflow:hidden"&gt;<text:line-break/>          &lt;div id="navigator"&gt;&lt;/div&gt;<text:line-break/>          &lt;div id="pan"&gt;&lt;/div&gt;<text:line-break/>    &lt;/div&gt;<text:line-break/><text:line-break/>This consists of 3 &lt;div&gt; elements, each of which has an 'id' attribute.  In our example, we will be including 3 widgets in our application: the map, the navigator widget and the pan widget.  These will be configured in the following step.  CSS styling rules are typically used to style the HTML elements in the template.<text:line-break/><text:line-break/>6.  Create and configure the ApplicationDefinition file.  For the purposes of this tutorial, a finished ApplicationDefinition file is included.  The MapGuide Studio product as well as the MapGuide Maestro Open Source tools can produce ApplicationDefinition files as output.  A more complete listing of options that you can use in the widgets is listed at http://trac.osgeo.org/fusion/wiki/Widgets and there is more information about customizing the ApplicationDefinition file below.<text:line-break/><text:line-break/>In our simplified example there are 2 elements of this file to focus on - the &lt;Map&gt; section and the &lt;Widget&gt; section:<text:line-break/></text:span></text:p>
      <text:p text:style-name="P4"><text:span text:style-name="Default_20_Paragraph_20_Font">a.  The &lt;Map&gt; section defines what map should be displayed in the application:<text:line-break/><text:line-break/>    &lt;MapGroup id="sheboygan"&gt;<text:line-break/>      &lt;Map&gt;<text:line-break/>        &lt;Type&gt;MapGuide&lt;/Type&gt;<text:line-break/>        &lt;SingleTile&gt;true&lt;/SingleTile&gt;<text:line-break/>        &lt;Extension&gt;<text:line-break/>         &lt;ResourceId&gt;Library://Samples/Sheboygan/Maps/Sheboygan.MapDefinition&lt;/ResourceId&gt;<text:line-break/>        &lt;/Extension&gt;<text:line-break/>      &lt;/Map&gt;<text:line-break/>    &lt;/MapGroup&gt;<text:line-break/><text:line-break/>In this case, we are specifying to use an untiled MapGuide map.  The ResourceId is a pointer to the resource in the MapGuide library and is pointing to the default Sheboygan sample data set - see the MapGuide documentation for more information on creating MapDefinition resources.  In a MapServer environment, the resourceId would point to a Map file.<text:line-break/><text:line-break/>The &lt;MapGroup&gt; element also includes an "id" element which is used to identify which map will be shown in the MapWidget (described below).  A MapGroup may contain more than one &lt;Map&gt; element to allow for map overlays, see the section on Customizing the ApplicationDefinition file below for more information on how to do that. </text:span></text:p>
      <text:p text:style-name="P4"><text:span text:style-name="Default_20_Paragraph_20_Font">b. the widgets in a &lt;WidgetSet&gt; element must include at least one &lt;MapWidget&gt; element, and the &lt;MapId&gt; element corresponds to the  &lt;MapGroup&gt; id attribute of the map to be displayed:</text:span><text:span text:style-name="Default_20_Paragraph_20_Font"><text:line-break/></text:span><text:span text:style-name="Default_20_Paragraph_20_Font"><text:line-break/></text:span><text:span text:style-name="Default_20_Paragraph_20_Font">    &lt;MapWidget&gt;</text:span><text:span text:style-name="Default_20_Paragraph_20_Font"><text:line-break/></text:span><text:span text:style-name="Default_20_Paragraph_20_Font">      &lt;Name&gt;map&lt;/Name&gt;</text:span><text:span text:style-name="Default_20_Paragraph_20_Font"><text:line-break/></text:span><text:span text:style-name="Default_20_Paragraph_20_Font">      &lt;Type&gt;Map&lt;/Type&gt;</text:span><text:span text:style-name="Default_20_Paragraph_20_Font"><text:line-break/></text:span><text:span text:style-name="Default_20_Paragraph_20_Font">      &lt;MapId&gt;sheboygan&lt;/MapId&gt;</text:span><text:span text:style-name="Default_20_Paragraph_20_Font"><text:line-break/></text:span><text:span text:style-name="Default_20_Paragraph_20_Font">    &lt;/MapWidget&gt;</text:span><text:span text:style-name="Default_20_Paragraph_20_Font"><text:line-break/></text:span><text:span text:style-name="Default_20_Paragraph_20_Font"><text:line-break/></text:span><text:span text:style-name="Default_20_Paragraph_20_Font">Widgets associated with an HTML element through the &lt;Name&gt; element which must match corresponding id attributes of an HTML element.  The kind of widget to create is specified by the &lt;Type&gt; element:</text:span><text:span text:style-name="Default_20_Paragraph_20_Font"><text:line-break/></text:span><text:span text:style-name="Default_20_Paragraph_20_Font"><text:line-break/></text:span><text:span text:style-name="Default_20_Paragraph_20_Font">    &lt;Widget&gt;</text:span><text:span text:style-name="Default_20_Paragraph_20_Font"><text:line-break/></text:span><text:span text:style-name="Default_20_Paragraph_20_Font">      &lt;Name&gt;navigator&lt;/Name&gt;</text:span><text:span text:style-name="Default_20_Paragraph_20_Font"><text:line-break/></text:span><text:span text:style-name="Default_20_Paragraph_20_Font">      &lt;Type&gt;Navigator&lt;/Type&gt;</text:span><text:span text:style-name="Default_20_Paragraph_20_Font"><text:line-break/></text:span><text:span text:style-name="Default_20_Paragraph_20_Font">    &lt;/Widget&gt;</text:span><text:span text:style-name="Default_20_Paragraph_20_Font"><text:line-break/></text:span><text:span text:style-name="Default_20_Paragraph_20_Font">    &lt;Widget&gt;</text:span><text:span text:style-name="Default_20_Paragraph_20_Font"><text:line-break/></text:span><text:span text:style-name="Default_20_Paragraph_20_Font">      &lt;Name&gt;pan&lt;/Name&gt;</text:span><text:span text:style-name="Default_20_Paragraph_20_Font"><text:line-break/></text:span><text:span text:style-name="Default_20_Paragraph_20_Font">      &lt;Type&gt;Pan&lt;/Type&gt;</text:span><text:span text:style-name="Default_20_Paragraph_20_Font"><text:line-break/></text:span><text:span text:style-name="Default_20_Paragraph_20_Font">      &lt;Enabled/&gt;</text:span><text:span text:style-name="Default_20_Paragraph_20_Font"><text:line-break/></text:span><text:span text:style-name="Default_20_Paragraph_20_Font">    &lt;/Widget&gt;</text:span><text:span text:style-name="Default_20_Paragraph_20_Font"><text:line-break/></text:span><text:span text:style-name="Default_20_Paragraph_20_Font"><text:line-break/></text:span><text:span text:style-name="Default_20_Paragraph_20_Font">In this case, the application will have a Navigator widget which includes zoom and pan functions, as well as the Pan widget, &lt;Enabled&gt; when the application starts up.</text:span><text:span text:style-name="Default_20_Paragraph_20_Font"><text:line-break/></text:span></text:p>
      <text:p text:style-name="P3"><text:span text:style-name="Default_20_Paragraph_20_Font">Refreshing your web page, you should now be able to see your map embedded in the page.  There is much customization that can be carried out in terms of styling and layout of the template but that involves normal web/HTML/CSS development and is beyond the scope of this part of the tutorial.</text:span><text:span text:style-name="Default_20_Paragraph_20_Font"><text:line-break/></text:span></text:p>
      <text:h text:style-name="P15" text:outline-level="2"><text:span text:style-name="Default_20_Paragraph_20_Font"/></text:h>
      <text:h text:style-name="P16" text:outline-level="2"><text:span text:style-name="Default_20_Paragraph_20_Font">Full page web mapping application </text:span></text:h>
      <text:p text:style-name="P3"><text:span text:style-name="Default_20_Paragraph_20_Font">In our other use case, we want to create a more full-featured web mapping application that approaches web GIS functionality.  The functional pieces of the application are exactly the same as in the simple map example but in this case the HTML template will fill the page with the map and associated controls. <text:line-break/><text:line-break/>We will define our page layout as follows: an area along the top for a page header to display static content (company logos and other information) which will be 50 pixels high.  The bottom of the page will be split into 2 columns: a narrow left column for the legend and various information displays relating to the map and a larger right hand column for the actual map display. <text:line-break/><text:line-break/>To achieve this layout we will use the Jx library (which is built on MooTools and included in the FUsion distribution) to provide the page layout and chrome elements for the page (e.g. buttons, menus, etc. ).  This tutorial is not intended to be a comprehensive Jx tutorial but we will show a basic page layout strategy using Jx.  For more complete documentation on Jx, please visit the Jx library home page at </text:span><text:a xlink:type="simple" xlink:href="http://jxlib.org/"><text:span text:style-name="Default_20_Paragraph_20_Font">http://jxlib.org/</text:span></text:a><text:span text:style-name="Default_20_Paragraph_20_Font"><text:line-break/><text:line-break/>1. The starting point for this tutorial will be the following bare-bones template:<text:line-break/></text:span></text:p>
      <text:p text:style-name="P4"><text:span text:style-name="Default_20_Paragraph_20_Font">&lt;!DOCTYPE HTML PUBLIC "-//W3C//DTD XHTML 1.0 Transitional//EN" "http://www.w3.org/TR/xhtml1/DTD/xhtml1-transitional.dtd"&gt;</text:span><text:span text:style-name="Default_20_Paragraph_20_Font"><text:line-break/></text:span><text:span text:style-name="Default_20_Paragraph_20_Font">&lt;html xmlns="http://www.w3.org/1999/xhtml"&gt;</text:span><text:span text:style-name="Default_20_Paragraph_20_Font"><text:line-break/></text:span><text:span text:style-name="Default_20_Paragraph_20_Font">  &lt;head&gt;</text:span><text:span text:style-name="Default_20_Paragraph_20_Font"><text:line-break/></text:span><text:span text:style-name="Default_20_Paragraph_20_Font">      &lt;title&gt;Fusion Web Mapping Tutorial&lt;/title&gt;</text:span><text:span text:style-name="Default_20_Paragraph_20_Font"><text:line-break/></text:span><text:span text:style-name="Default_20_Paragraph_20_Font">  &lt;/head&gt;</text:span><text:span text:style-name="Default_20_Paragraph_20_Font"><text:line-break/></text:span><text:span text:style-name="Default_20_Paragraph_20_Font">  &lt;body&gt;</text:span><text:span text:style-name="Default_20_Paragraph_20_Font"><text:line-break/></text:span><text:span text:style-name="Default_20_Paragraph_20_Font">    Fusion Tutorial Application</text:span><text:span text:style-name="Default_20_Paragraph_20_Font"><text:line-break/></text:span><text:span text:style-name="Default_20_Paragraph_20_Font">  &lt;/body&gt;</text:span><text:span text:style-name="Default_20_Paragraph_20_Font"><text:line-break/></text:span><text:span text:style-name="Default_20_Paragraph_20_Font">&lt;/html&gt;</text:span><text:span text:style-name="Default_20_Paragraph_20_Font"> </text:span></text:p>
      <text:p text:style-name="P3"><text:span text:style-name="Default_20_Paragraph_20_Font"><text:line-break/></text:span><text:span text:style-name="Default_20_Paragraph_20_Font">2. Add the following HTML elements to the page &lt;body&gt; element which will divide the page into the header area and an area below it:</text:span><text:span text:style-name="Default_20_Paragraph_20_Font"><text:line-break/></text:span></text:p>
      <text:p text:style-name="P4"><text:span text:style-name="Default_20_Paragraph_20_Font">  &lt;div id="thePage"&gt;</text:span><text:span text:style-name="Default_20_Paragraph_20_Font"><text:line-break/></text:span><text:span text:style-name="Default_20_Paragraph_20_Font">    &lt;div id="header"&gt;</text:span><text:span text:style-name="Default_20_Paragraph_20_Font"><text:line-break/></text:span><text:span text:style-name="Default_20_Paragraph_20_Font">      Fusion Tutorial Application</text:span><text:span text:style-name="Default_20_Paragraph_20_Font"><text:line-break/></text:span><text:span text:style-name="Default_20_Paragraph_20_Font">    &lt;/div&gt;</text:span><text:span text:style-name="Default_20_Paragraph_20_Font"><text:line-break/></text:span><text:span text:style-name="Default_20_Paragraph_20_Font">    &lt;div id="main"&gt;</text:span><text:span text:style-name="Default_20_Paragraph_20_Font"><text:line-break/></text:span><text:span text:style-name="Default_20_Paragraph_20_Font">    &lt;/div&gt;</text:span><text:span text:style-name="Default_20_Paragraph_20_Font"><text:line-break/></text:span><text:span text:style-name="Default_20_Paragraph_20_Font">  &lt;/div&gt;</text:span><text:span text:style-name="Default_20_Paragraph_20_Font"> </text:span></text:p>
      <text:p text:style-name="P3"><text:span text:style-name="Default_20_Paragraph_20_Font"/></text:p>
      <text:p text:style-name="P3"><text:span text:style-name="Default_20_Paragraph_20_Font"/></text:p>
      <text:p text:style-name="P3"><text:span text:style-name="Default_20_Paragraph_20_Font"><text:line-break/>Also add the following to the template &lt;head&gt; element:<text:line-break/><text:line-break/>      &lt;link rel="stylesheet" type="text/css" href="crispin/jxtheme.css"/&gt;<text:line-break/>      &lt;link rel="stylesheet" type="text/css" href="icons.css"/&gt;<text:line-break/>      &lt;script src="/mapguide/fusionTrunk/lib/fusion.js"&gt;&lt;/script&gt;<text:line-break/>      &lt;script type="text/javascript"&gt;<text:line-break/>        window.onload = function() {<text:line-break/>          //do Jx Layouts<text:line-break/>          new Jx.Layout('thePage');<text:line-break/>          new Jx.Layout('header', {bottom: null, height: 50});<text:line-break/>          new Jx.Layout('main', {top: 50, bottom: null});<text:line-break/>          $('thePage').resize();<text:line-break/>        }<text:line-break/>      &lt;/script&gt;<text:line-break/><text:line-break/>We are including the Fusion library at this point (but not initializing it) because this will also load the Jx library.  Jx requires some CSS to work properly so we are also loading with the 'Crispin' theme through the stylesheet &lt;link&gt; element.  The icons.css file essentially defines CSS image offsets for toolbar icons that are contained in a single image sprite and referenced by the &lt;ImageClass&gt; and &lt;ImageUrl&gt; properties for each widget in the ApplicationDefinition.  Having all icons load as a single file helps with page loading performance.<text:line-break/><text:line-break/>As with the simple example, we need to wait until the page has loaded before we can proceed with calling JavaScript methods from the library so the page layout methods are called from the page onload callback.  <text:line-break/><text:line-break/>A Jx.Layout wraps an existing DOM element (typically a div) and provides extra functionality for sizing that element within its parent.  It helps for automatically sizing elements within certain constraints.  In our example, "thePage" element has no constraints and so will fill the entire page and any contained layouts will be resized to fit within that layout.  We include the header element and constrain it to have a height of 50 pixels, and we include the 'main' element and constrain it so that the top of the div will be at 50 pixels, ie. along the bottom edge of the 'header' element.  Finally, once layouts have been assigned to the elements in the page, we need to call 'resize()' on the top level element to make it fit the page and to propagate automatic resizing to all it's child layouts.<text:line-break/><text:line-break/>3. Now we will split the main layout area into 2 columns.  To accomplish this, add &lt;div&gt; elements for the columns inside the 'main' element:<text:line-break/><text:line-break/>    &lt;div id="main"&gt;<text:line-break/>      &lt;div id="leftColumn"&gt;&lt;/div&gt;<text:line-break/>      &lt;div id="rightColumn"&gt;&lt;/div&gt;<text:line-break/>    &lt;/div&gt;<text:line-break/><text:line-break/></text:span></text:p>
      <text:p text:style-name="P3"><text:span text:style-name="Default_20_Paragraph_20_Font"/></text:p>
      <text:p text:style-name="P3"><text:span text:style-name="Default_20_Paragraph_20_Font"/></text:p>
      <text:p text:style-name="P3"><text:span text:style-name="Default_20_Paragraph_20_Font">Then we can insert a Jx.Splitter to give the columns an initial size in the onload method (note we also assign the 'main' Layout object to a variable):<text:line-break/><text:line-break/>          var mainFrame = new Jx.Layout('main', {top: 50, bottom: null});<text:line-break/>          var splitter = new Jx.Splitter(mainFrame.domObj, {<text:line-break/>              elements: [$('leftColumn'), $('rightColumn')],<text:line-break/>              containerOptions: [{width:200},null]<text:line-break/>          });<text:line-break/> <text:line-break/>The 'elements' array in the options specifies the HTML elements that mak up the 2 sides of the splitter.  The 'containerOptions' option in the constructor specifies an initial width for the first element ('leftColumn') of 200 pixels.  Note that a Splitter can be used to resize the columns by a click and drag action on the splitter bar.  Also, just for this step, we can assign background colours to the main content areas so we can distinguish them better with the following CSS to be inserted in the &lt;head&gt; element:<text:line-break/>      &lt;style type="text/css"&gt;<text:line-break/>        #header {<text:line-break/>          background-color: olive;<text:line-break/>        }<text:line-break/>        #leftColumn {<text:line-break/>          background-color: yellow;<text:line-break/>        }<text:line-break/>        #rightColumn {<text:line-break/>          background-color: cyan;<text:line-break/>        }<text:line-break/>      &lt;/style&gt;<text:line-break/><text:line-break/>4. Now we can prepare the map area and some of the map widgets as a Jx.Panel inserted in the right-hand column.  A panel is a fundamental container object that has a content area and optional toolbars and title bar around the content area.  Customization of the widgets in the ApplicationDefinition file will be addressed in a later step.<text:line-break/><text:line-break/>First, remove most of the inline CSS above and replace it with to give the page title more prominence:<text:line-break/>      &lt;style type="text/css"&gt;<text:line-break/>      #header { font-weight: bold;<text:line-break/>        font-size: 20pt;<text:line-break/>        font-family: Arial, Helvetica, sans-serif; <text:s/>} </text:span></text:p>
      <text:p text:style-name="P3"><text:span text:style-name="Default_20_Paragraph_20_Font">      &lt;/style&gt;<text:line-break/><text:line-break/>Next, add in HTML elements for some widgets to the 'rightColumn' div:<text:line-break/><text:line-break/>      &lt;div id="rightColumn"&gt;<text:line-break/>        &lt;div id="scalebar"&gt;&lt;/div&gt;<text:line-break/>        &lt;div id="mapTip"&gt;&lt;/div&gt;<text:line-break/>        &lt;div id="navigator"&gt;&lt;/div&gt;<text:line-break/>      &lt;/div&gt;<text:line-break/><text:line-break/></text:span></text:p>
      <text:p text:style-name="P3"><text:span text:style-name="Default_20_Paragraph_20_Font">Next, create a navigation toolbar which will be placed along the top of the panel.  The 'id' property is used to associate this toolbar with a &lt;Container&gt; element in the ApplicationDefinition file.<text:line-break/><text:line-break/>          var navBar = new Jx.Toolbar({<text:line-break/>              id: 'navigationToolbar',<text:line-break/>              scroll: false,<text:line-break/>              position:'top'<text:line-break/>          });<text:line-break/>       <text:line-break/><text:line-break/>Now create the map panel and associate the elements and toolbars which will be populated by the widgets in the ApplicationDefinition file.<text:line-break/><text:line-break/>          /* create panels */<text:line-break/>          var mapPanel = new Jx.Panel({<text:line-break/>              id: 'mapPanel',<text:line-break/>              contentId: 'map',<text:line-break/>              hideTitle: true,<text:line-break/>              toolbars: [navBar]<text:line-break/>          }).addTo('rightColumn');<text:line-break/>          mapPanel.content.appendChild($('scalebar'));<text:line-break/>          mapPanel.content.appendChild($('mapTip'));<text:line-break/>          mapPanel.content.appendChild($('navigator'));<text:line-break/><text:line-break/>The 'contentId' property tells Jx to create a new div element with an id of 'map' which will be associated with the Fusion MapWidget through the ApplicationDefinition.  And now that we have a map container we can also initialize Fusion itself with a call like:<text:line-break/><text:line-break/>          Fusion.initialize();<text:line-break/><text:line-break/>5. In the left column we would like to have several tabs to show various widgets, e.g. a legend, map query results, etc.<text:line-break/><text:line-break/>          /* create a TabBox in the left column */<text:line-break/>          var leftColumn = new Jx.TabBox({<text:line-break/>              id: 'leftColumn',<text:line-break/>              scroll: true<text:line-break/>          }).addTo('leftColumn');<text:line-break/>          var legendPanel = new Jx.Panel({<text:line-break/>              contentId: 'legend',<text:line-break/>              hideTitle: true<text:line-break/>          });<text:line-break/>          var selectionPanel = new Jx.Panel({<text:line-break/>              contentId: 'selectionPanel',<text:line-break/>              hideTitle: true<text:line-break/>          });<text:line-break/>          leftColumn.add(<text:line-break/>              new Jx.Button.Tab({label: 'Legend', content: legendPanel}),<text:line-break/>              new Jx.Button.Tab({label: 'Selection', content: selectionPanel})<text:line-break/>          );<text:line-break/>          <text:line-break/>First, we create a Jx.TabBox which will have a content area and some tabs to switch between various content areas.  Then we can create some panels for the Legend and SelectionInfo widgets and then add them to the 'leftColumn TabBox.  The 'label' property is the label on the tab and each panel will have an 'id' property that can be used to associate with a widget.<text:line-break/><text:line-break/>All of the above steps will work with the provided ApplicationDefinition.xml feil.  If Fusion can't associate a widget with an HTML DOM element, it will silently skip creating that widget .<text:line-break/><text:line-break/>Now you should be able to reload the page and you should see a fully functional web mapping application.<text:line-break/></text:span></text:p>
      <text:h text:style-name="P15" text:outline-level="2"><text:span text:style-name="Default_20_Paragraph_20_Font"/></text:h>
      <text:h text:style-name="P16" text:outline-level="2"><text:span text:style-name="Default_20_Paragraph_20_Font">Customizing the ApplicationDefinition file </text:span></text:h>
      <text:p text:style-name="P3"><text:span text:style-name="Default_20_Paragraph_20_Font">There are 2 main sections in an ApplicationDefinition file: the &lt;MapSet&gt; and the &lt;WidgetSet&gt;.  Most of the main elements in an ApplicationDefinition can be customized by including &lt;Extension&gt; elements which are custom specified for that element.<text:line-break/><text:line-break/>Full details of the available options for each widget is available at </text:span><text:a xlink:type="simple" xlink:href="http://trac.osgeo.org/fusion/wiki/Documentation"><text:span text:style-name="Default_20_Paragraph_20_Font">http://trac.osgeo.org/fusion/wiki/Documentation</text:span></text:a><text:span text:style-name="Default_20_Paragraph_20_Font"> </text:span></text:p>
      <text:p text:style-name="Ul"><text:span text:style-name="Default_20_Paragraph_20_Font"><text:span text:style-name="T6">&lt;MapSet&gt; </text:span></text:span></text:p>
      <text:p text:style-name="P7"><text:span text:style-name="Default_20_Paragraph_20_Font">The &lt;MapSet&gt; element has &lt;MapGroup&gt; elements as children.  Each MapGroup consists of one or more &lt;Map&gt; elements.   </text:span></text:p>
      <text:p text:style-name="Ul"><text:span text:style-name="Default_20_Paragraph_20_Font"><text:span text:style-name="T6">&lt;MapSet&gt; </text:span></text:span></text:p>
      <text:p text:style-name="Ul"><text:span text:style-name="Default_20_Paragraph_20_Font"><text:span text:style-name="T6">    &lt;MapGroup id="xyz"&gt;    </text:span></text:span><text:span text:style-name="Default_20_Paragraph_20_Font"><text:span text:style-name="T7">(one or more) </text:span></text:span></text:p>
      <text:p text:style-name="Ul"><text:span text:style-name="Default_20_Paragraph_20_Font"><text:span text:style-name="T6">        &lt;Map&gt;                   <text:s text:c="7"/></text:span></text:span><text:span text:style-name="Default_20_Paragraph_20_Font"><text:span text:style-name="T7">(one or more) </text:span></text:span></text:p>
      <text:p text:style-name="Ul"><text:span text:style-name="Default_20_Paragraph_20_Font"><text:span text:style-name="T6">        &lt;/Map&gt; </text:span></text:span></text:p>
      <text:p text:style-name="Ul"><text:span text:style-name="Default_20_Paragraph_20_Font"><text:span text:style-name="T6">    &lt;/MaGroup&gt; </text:span></text:span></text:p>
      <text:p text:style-name="Ul"><text:span text:style-name="Default_20_Paragraph_20_Font"><text:span text:style-name="T6">&lt;/MapSet&gt; </text:span></text:span></text:p>
      <text:p text:style-name="Ul"><text:span text:style-name="Default_20_Paragraph_20_Font"><text:line-break/>A MapGroup is the set of layers that together make up the map that will be displayed. Each &lt;Map&gt; corresponds to one individual layer in the OpenLayers sense of layers.   </text:span></text:p>
      <text:p text:style-name="Ul"><text:span text:style-name="Default_20_Paragraph_20_Font"/></text:p>
      <text:p text:style-name="Ul"><text:span text:style-name="Default_20_Paragraph_20_Font">      </text:span><text:span text:style-name="Default_20_Paragraph_20_Font"><text:span text:style-name="T6">&lt;Map&gt; </text:span></text:span></text:p>
      <text:p text:style-name="Ul"><text:span text:style-name="Default_20_Paragraph_20_Font"><text:span text:style-name="T6">        &lt;Type&gt;MapGuide&lt;/Type&gt; </text:span></text:span></text:p>
      <text:p text:style-name="P9"><text:span text:style-name="Default_20_Paragraph_20_Font">The Type element specifies what type of layer to create, corresponds to the OpenLayers layer types.  In this example an OpenLayers.Layer.MapGuide layer will be created.  Supported values are: MapGuide, MapServer, WMS, Google, Bing, Yahoo </text:span></text:p>
      <text:p text:style-name="P10"><text:span text:style-name="Default_20_Paragraph_20_Font"><text:span text:style-name="T6">        &lt;SingleTile&gt;true&lt;/SingleTile&gt;</text:span></text:span></text:p>
      <text:p text:style-name="P9"><text:span text:style-name="Default_20_Paragraph_20_Font">The SingleTile element specifies if the layer is tiled or not. </text:span></text:p>
      <text:p text:style-name="P10"><text:span text:style-name="Default_20_Paragraph_20_Font">      </text:span><text:span text:style-name="Default_20_Paragraph_20_Font"><text:span text:style-name="T6">  &lt;Extension&gt;</text:span></text:span></text:p>
      <text:p text:style-name="P9"><text:span text:style-name="Default_20_Paragraph_20_Font">Custom content is placed in the Extension element and all of it's content is optional, except for the ResourceId element. </text:span></text:p>
      <text:p text:style-name="P10"><text:span text:style-name="Default_20_Paragraph_20_Font"><text:s text:c="9"/></text:span><text:span text:style-name="Default_20_Paragraph_20_Font"><text:span text:style-name="T6">&lt;ResourceId&gt;Library://...Sheboygan.MapDefinition&lt;/ResourceId&gt;</text:span></text:span></text:p>
      <text:p text:style-name="P9"><text:span text:style-name="Default_20_Paragraph_20_Font">This is a pointer to the MapGuide map resource.  This must be a MapDefinition resource available from the MapGuide server</text:span></text:p>
      <text:p text:style-name="P10"><text:span text:style-name="Default_20_Paragraph_20_Font">          </text:span><text:span text:style-name="Default_20_Paragraph_20_Font"><text:span text:style-name="T6">&lt;ImageFormat&gt;PNG8&lt;/ImageFormat&gt; </text:span></text:span></text:p>
      <text:p text:style-name="Ul"><text:span text:style-name="Default_20_Paragraph_20_Font"><text:span text:style-name="T6">          &lt;SelectionAsOverlay&gt;true&lt;/SelectionAsOverlay&gt; </text:span></text:span></text:p>
      <text:p text:style-name="Ul"><text:span text:style-name="Default_20_Paragraph_20_Font"><text:span text:style-name="T6">          &lt;SelectionFormat&gt;PNG&lt;/SelectionFormat&gt; </text:span></text:span></text:p>
      <text:p text:style-name="Ul"><text:span text:style-name="Default_20_Paragraph_20_Font"><text:span text:style-name="T6">          &lt;SelectionColor&gt;0xFF0000FF&lt;/SelectionColor&gt; </text:span></text:span></text:p>
      <text:p text:style-name="Ul"><text:span text:style-name="Default_20_Paragraph_20_Font"><text:span text:style-name="T6">          &lt;ProjectionCode&gt;EPSG:4326&lt;/ProjectionCode&gt; </text:span></text:span></text:p>
      <text:p text:style-name="Ul"><text:span text:style-name="Default_20_Paragraph_20_Font"><text:span text:style-name="T6">          &lt;Options&gt; </text:span></text:span></text:p>
      <text:p text:style-name="P9"><text:span text:style-name="Default_20_Paragraph_20_Font">Any valid OpenLayers options can be set in the Options element</text:span><text:span text:style-name="Default_20_Paragraph_20_Font"> </text:span></text:p>
      <text:p text:style-name="Ul"><text:span text:style-name="Default_20_Paragraph_20_Font">            </text:span><text:span text:style-name="Default_20_Paragraph_20_Font"><text:span text:style-name="T6">&lt;name&gt;test WMS&lt;/name&gt; </text:span></text:span></text:p>
      <text:p text:style-name="Ul"><text:span text:style-name="Default_20_Paragraph_20_Font"><text:span text:style-name="T6">            &lt;singleTile&gt;true&lt;/singleTile&gt; </text:span></text:span></text:p>
      <text:p text:style-name="Ul"><text:span text:style-name="Default_20_Paragraph_20_Font"><text:span text:style-name="T6">            &lt;maxResolution&gt;auto&lt;/maxResolution&gt; </text:span></text:span></text:p>
      <text:p text:style-name="Ul"><text:span text:style-name="Default_20_Paragraph_20_Font"><text:span text:style-name="T6">            &lt;minScale&gt;10000000&lt;/minScale&gt; </text:span></text:span></text:p>
      <text:p text:style-name="Ul"><text:span text:style-name="Default_20_Paragraph_20_Font"><text:span text:style-name="T6">          &lt;/Options&gt; </text:span></text:span></text:p>
      <text:p text:style-name="Ul"><text:span text:style-name="Default_20_Paragraph_20_Font"><text:span text:style-name="T6">          &lt;Parameters&gt; </text:span></text:span></text:p>
      <text:p text:style-name="P9"><text:span text:style-name="Default_20_Paragraph_20_Font">Any valid OpenLayers parameters for this layer can be set in the Parameters element.</text:span><text:span text:style-name="Default_20_Paragraph_20_Font"> </text:span></text:p>
      <text:p text:style-name="Ul"><text:span text:style-name="Default_20_Paragraph_20_Font">           </text:span><text:span text:style-name="Default_20_Paragraph_20_Font"><text:span text:style-name="T6"> &lt;layers&gt;bathymetry&lt;/layers&gt; </text:span></text:span></text:p>
      <text:p text:style-name="Ul"><text:span text:style-name="Default_20_Paragraph_20_Font"><text:span text:style-name="T6">            &lt;transparent&gt;true&lt;/transparent&gt; </text:span></text:span></text:p>
      <text:p text:style-name="Ul"><text:span text:style-name="Default_20_Paragraph_20_Font"><text:span text:style-name="T6">          &lt;/Parameters&gt; </text:span></text:span></text:p>
      <text:p text:style-name="Ul"><text:span text:style-name="Default_20_Paragraph_20_Font"><text:span text:style-name="T6">        &lt;/Extension&gt; </text:span></text:span></text:p>
      <text:p text:style-name="Ul"><text:span text:style-name="Default_20_Paragraph_20_Font"><text:span text:style-name="T6">      &lt;/Map&gt; </text:span></text:span></text:p>
      <text:p text:style-name="Ul"><text:span text:style-name="Default_20_Paragraph_20_Font"><text:line-break/></text:span></text:p>
      <text:h text:style-name="P5" text:outline-level="3"><text:span text:style-name="Default_20_Paragraph_20_Font">&lt;WidgetSet&gt; </text:span></text:h>
      <text:p text:style-name="P3"><text:span text:style-name="Default_20_Paragraph_20_Font">The WidgetSet element contains at least one &lt;MapWidget&gt; element, one or more &lt;Widget&gt; elements as well as one or more &lt;Container&gt; elements. </text:span></text:p>
      <text:p text:style-name="Ul"><text:span text:style-name="Default_20_Paragraph_20_Font"><text:span text:style-name="T6">&lt;WidgetSet&gt; </text:span></text:span></text:p>
      <text:p text:style-name="Ul"><text:span text:style-name="Default_20_Paragraph_20_Font"><text:span text:style-name="T6">    &lt;Container&gt;&lt;/Container&gt;      </text:span></text:span><text:span text:style-name="Default_20_Paragraph_20_Font"><text:span text:style-name="T7">  (zero or more) </text:span></text:span></text:p>
      <text:p text:style-name="Ul"><text:span text:style-name="Default_20_Paragraph_20_Font"><text:span text:style-name="T6">    &lt;Widget&gt;&lt;/Widget&gt;               <text:s text:c="2"/></text:span></text:span><text:span text:style-name="Default_20_Paragraph_20_Font"><text:span text:style-name="T7">(one or more)</text:span></text:span><text:span text:style-name="Default_20_Paragraph_20_Font"><text:span text:style-name="T6"> </text:span></text:span></text:p>
      <text:p text:style-name="Ul"><text:span text:style-name="Default_20_Paragraph_20_Font"><text:span text:style-name="T6">    &lt;MapWidget&gt;&lt;/MapWidget&gt;   </text:span></text:span><text:span text:style-name="Default_20_Paragraph_20_Font"><text:span text:style-name="T7">(one or more)</text:span></text:span><text:span text:style-name="Default_20_Paragraph_20_Font"><text:span text:style-name="T6"><text:line-break/>&lt;/WidgetSet&gt;<text:line-break/></text:span></text:span><text:span text:style-name="Default_20_Paragraph_20_Font"><text:line-break/>Contanier elements are used to build up Toolbars and menus that will be used in the application. The kind of container to create is specified by the &lt;Type&gt; element and a container is associated with the HTML template through the &lt;Name&gt; element which corresponds to an element with that 'id' attribute.  Containers contain &lt;Item&gt;'s which are either a Separator (rendered as a horizontal or vertical line in a toolbar or menu) or pointers to &lt;Widget&gt;s defined elsewhere in the ApplicationDefinition file and associated by name through the &lt;Widget&gt; element.<text:line-break/><text:line-break/></text:span><text:span text:style-name="Default_20_Paragraph_20_Font"><text:span text:style-name="T6">    &lt;Container&gt;<text:line-break/>      &lt;Name&gt;NavigationToolbar&lt;/Name&gt;<text:line-break/>      &lt;Type&gt;Toolbar&lt;/Type&gt;<text:line-break/>      &lt;Item&gt;<text:line-break/>        &lt;Function&gt;Widget&lt;/Function&gt;<text:line-break/>        &lt;Widget&gt;MapMenu&lt;/Widget&gt;<text:line-break/>      &lt;/Item&gt;<text:line-break/>      &lt;Item&gt;<text:line-break/>        &lt;Function&gt;Separator&lt;/Function&gt;<text:line-break/>      &lt;/Item&gt;<text:line-break/>      &lt;Item&gt;<text:line-break/>        &lt;Function&gt;Widget&lt;/Function&gt;<text:line-break/>        &lt;Widget&gt;Select&lt;/Widget&gt;<text:line-break/>      &lt;/Item&gt;<text:line-break/>      &lt;Item&gt;<text:line-break/>        &lt;Function&gt;Widget&lt;/Function&gt;<text:line-break/>        &lt;Widget&gt;Pan&lt;/Widget&gt;<text:line-break/>      &lt;/Item&gt;<text:line-break/>      &lt;Item&gt;<text:line-break/>        &lt;Function&gt;Widget&lt;/Function&gt;<text:line-break/>        &lt;Widget&gt;ZoomInRectangle&lt;/Widget&gt;<text:line-break/>      &lt;/Item&gt;<text:line-break/>      &lt;Item&gt;<text:line-break/>        &lt;Function&gt;Widget&lt;/Function&gt;<text:line-break/>        &lt;Widget&gt;ZoomInFixed&lt;/Widget&gt;<text:line-break/>      &lt;/Item&gt;<text:line-break/>      &lt;Item&gt;<text:line-break/>        &lt;Function&gt;Widget&lt;/Function&gt;<text:line-break/>        &lt;Widget&gt;ZoomOutFixed&lt;/Widget&gt;<text:line-break/>      &lt;/Item&gt;<text:line-break/>    &lt;/Container&gt;<text:line-break/></text:span></text:span><text:span text:style-name="Default_20_Paragraph_20_Font"><text:line-break/>Every piece of functionality in a Fusion application will be encoded in the ApplicationDefinition file through it's widgets.  There may be more than one widget of each type, configured differently and associated with it's own DOM element.  Only DOM id values and widget &lt;Name&gt; elements must be unique in the HTML template and in the ApplicationDefinition file.<text:line-break/><text:line-break/>Some of the common &lt;Widget&gt; child elements are (using the Pan widget as an example): </text:span></text:p>
      <text:p text:style-name="Ul"><text:span text:style-name="Default_20_Paragraph_20_Font"/></text:p>
      <text:p text:style-name="Ul"><text:span text:style-name="Default_20_Paragraph_20_Font"><text:span text:style-name="T3">&lt;Name&gt;Pan&lt;/Name&gt;</text:span></text:span><text:span text:style-name="Default_20_Paragraph_20_Font"><text:span text:style-name="T6"> </text:span></text:span></text:p>
      <text:p text:style-name="P7"><text:span text:style-name="Default_20_Paragraph_20_Font"><text:span text:style-name="T2">This element associates the widget with either an HTML element in the template or widget identified in a &lt;Container&gt; </text:span></text:span></text:p>
      <text:p text:style-name="Ul"><text:span text:style-name="Default_20_Paragraph_20_Font"><text:span text:style-name="T5">&lt;Type&gt;Pan&lt;/Type&gt; </text:span></text:span><text:span text:style-name="Default_20_Paragraph_20_Font"><text:span text:style-name="T6"> </text:span></text:span></text:p>
      <text:p text:style-name="P8"><text:span text:style-name="Default_20_Paragraph_20_Font"><text:span text:style-name="T4">This element is the type of Widget to instantiate, in this case it will be a Fusion.Widget.Pan object </text:span></text:span></text:p>
      <text:p text:style-name="Ul"><text:span text:style-name="Default_20_Paragraph_20_Font"><text:span text:style-name="T3">&lt;StatusText/&gt; </text:span></text:span><text:span text:style-name="Default_20_Paragraph_20_Font"><text:span text:style-name="T6"> </text:span></text:span></text:p>
      <text:p text:style-name="P8"><text:span text:style-name="Default_20_Paragraph_20_Font"><text:span text:style-name="T8">The StatusText is a piece of help text to be displayed in the status bar when this widget is active</text:span></text:span></text:p>
      <text:p text:style-name="P11"><text:span text:style-name="Default_20_Paragraph_20_Font"><text:span text:style-name="T3">&lt;Extension/&gt;</text:span></text:span><text:span text:style-name="Default_20_Paragraph_20_Font"><text:span text:style-name="T6"> </text:span></text:span></text:p>
      <text:p text:style-name="P7"><text:span text:style-name="Default_20_Paragraph_20_Font"><text:span text:style-name="T2">The &lt;Extension&gt; element is where properties specific to that widget will be set.  This is described further below. </text:span></text:span></text:p>
      <text:p text:style-name="Ul"><text:span text:style-name="Default_20_Paragraph_20_Font"><text:span text:style-name="T3">&lt;ImageUrl&gt;images/icons/pan.png&lt;/ImageUrl&gt;</text:span></text:span><text:span text:style-name="Default_20_Paragraph_20_Font"><text:span text:style-name="T6"> </text:span></text:span></text:p>
      <text:p text:style-name="P7"><text:span text:style-name="Default_20_Paragraph_20_Font"><text:span text:style-name="T2">This element specifies an image icon to be used as the button to activate the widget </text:span></text:span></text:p>
      <text:p text:style-name="Ul"><text:span text:style-name="Default_20_Paragraph_20_Font"><text:span text:style-name="T3">&lt;ImageClass/&gt; </text:span></text:span><text:span text:style-name="Default_20_Paragraph_20_Font"><text:span text:style-name="T6"> </text:span></text:span></text:p>
      <text:p text:style-name="P7"><text:span text:style-name="Default_20_Paragraph_20_Font"><text:span text:style-name="T2">This string element is the CSS class name that will be used for the button image </text:span></text:span></text:p>
      <text:p text:style-name="Ul"><text:span text:style-name="Default_20_Paragraph_20_Font"><text:span text:style-name="T3">&lt;Label/&gt; </text:span></text:span><text:span text:style-name="Default_20_Paragraph_20_Font"><text:span text:style-name="T6"> </text:span></text:span></text:p>
      <text:p text:style-name="P7"><text:span text:style-name="Default_20_Paragraph_20_Font"><text:span text:style-name="T2">This string element is a label to be used either with or instead of the button image</text:span></text:span><text:span text:style-name="Default_20_Paragraph_20_Font"> </text:span></text:p>
      <text:p text:style-name="Ul"><text:span text:style-name="Default_20_Paragraph_20_Font"><text:span text:style-name="T3">&lt;Tooltip&gt;Click and drag the map to pan&lt;/Tooltip&gt;</text:span></text:span><text:span text:style-name="Default_20_Paragraph_20_Font"><text:span text:style-name="T6"> </text:span></text:span></text:p>
      <text:p text:style-name="P7"><text:span text:style-name="Default_20_Paragraph_20_Font"><text:span text:style-name="T2">This string element is a piece of help text to be displayed when the cursor hovers over the button image </text:span></text:span></text:p>
      <text:p text:style-name="Ul"><text:span text:style-name="Default_20_Paragraph_20_Font"><text:span text:style-name="T3">&lt;Disabled/&gt; </text:span></text:span></text:p>
      <text:p text:style-name="P7"><text:span text:style-name="Default_20_Paragraph_20_Font"><text:span text:style-name="T2">The presence of this element indicates that the application should start with this widget disabled. </text:span></text:span></text:p>
      <text:p text:style-name="P7"><text:span text:style-name="Default_20_Paragraph_20_Font"><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Symbol" svg:font-family="Symbol"/>
    <style:font-face style:name="Verdana" svg:font-family="Verdana"/>
    <style:font-face style:name="Wingdings" svg:font-family="Wingding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class="text" style:default-outline-level="1">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class="text" style:default-outline-level="2">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class="text" style:default-outline-level="3">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class="text" style:default-outline-level="4">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class="text" style:default-outline-level="5">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class="text" style:default-outline-level="6">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Blockquote_5f_webkit-indent-blockquote" style:display-name="Blockquote_webkit-indent-blockquote" style:family="paragraph" style:parent-style-name="Blockquote">
      <style:paragraph-properties fo:background-color="#ffffff">
        <style:background-image/>
      </style:paragraph-properties>
      <style:text-properties fo:background-color="#ffffff"/>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S1">
      <text:list-level-style-bullet text:level="1" text:style-name="LLS_5f_1_5f_0" text:bullet-char="">
        <style:list-level-properties text:space-before="0.25in" text:min-label-width="0.25in"/>
        <style:text-properties style:font-name="Symbol"/>
      </text:list-level-style-bullet>
      <text:list-level-style-bullet text:level="2" text:style-name="LLS_5f_1_5f_1" text:bullet-char="o">
        <style:list-level-properties text:space-before="0.75in" text:min-label-width="0.25in"/>
        <style:text-properties style:font-name="Courier New1"/>
      </text:list-level-style-bullet>
      <text:list-level-style-bullet text:level="3" text:style-name="LLS_5f_1_5f_2" text:bullet-char="">
        <style:list-level-properties text:space-before="1.25in" text:min-label-width="0.25in"/>
        <style:text-properties style:font-name="Wingdings"/>
      </text:list-level-style-bullet>
      <text:list-level-style-bullet text:level="4" text:style-name="LLS_5f_1_5f_3" text:bullet-char="">
        <style:list-level-properties text:space-before="1.75in" text:min-label-width="0.25in"/>
        <style:text-properties style:font-name="Symbol"/>
      </text:list-level-style-bullet>
      <text:list-level-style-bullet text:level="5" text:style-name="LLS_5f_1_5f_4" text:bullet-char="o">
        <style:list-level-properties text:space-before="2.25in" text:min-label-width="0.25in"/>
        <style:text-properties style:font-name="Courier New1"/>
      </text:list-level-style-bullet>
      <text:list-level-style-bullet text:level="6" text:style-name="LLS_5f_1_5f_5" text:bullet-char="">
        <style:list-level-properties text:space-before="2.75in" text:min-label-width="0.25in"/>
        <style:text-properties style:font-name="Wingdings"/>
      </text:list-level-style-bullet>
      <text:list-level-style-bullet text:level="7" text:style-name="LLS_5f_1_5f_6" text:bullet-char="">
        <style:list-level-properties text:space-before="3.25in" text:min-label-width="0.25in"/>
        <style:text-properties style:font-name="Symbol"/>
      </text:list-level-style-bullet>
      <text:list-level-style-bullet text:level="8" text:style-name="LLS_5f_1_5f_7" text:bullet-char="o">
        <style:list-level-properties text:space-before="3.75in" text:min-label-width="0.25in"/>
        <style:text-properties style:font-name="Courier New1"/>
      </text:list-level-style-bullet>
      <text:list-level-style-bullet text:level="9" text:style-name="LLS_5f_1_5f_8"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Fusion Tutorial</dc:title>
    <meta:creation-date>2010-06-03T10:44:21</meta:creation-date>
    <dc:creator>Mike Adair</dc:creator>
    <dc:date>2010-06-03T16:24:51</dc:date>
    <dc:language>en-US</dc:language>
    <meta:editing-cycles>3</meta:editing-cycles>
    <meta:editing-duration>PT5H40M29S</meta:editing-duration>
    <meta:user-defined meta:name="Info 1"/>
    <meta:user-defined meta:name="Info 2"/>
    <meta:user-defined meta:name="Info 3"/>
    <meta:user-defined meta:name="Info 4"/>
    <meta:document-statistic meta:table-count="0" meta:image-count="0" meta:object-count="0" meta:page-count="13" meta:paragraph-count="85" meta:word-count="3888" meta:character-count="26495"/>
  </office:meta>
</office:document-meta>
</file>